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.01.2013</text:date>, <text:time>23:43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23:43:55.54</dc:date>
    <meta:generator>OpenOffice.org/3.4.1$Win32 OpenOffice.org_project/341m1$Build-9593</meta:generator>
    <meta:editing-duration>PT8H39M7S</meta:editing-duration>
    <meta:editing-cycles>38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1cm" svg:y="0.387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2:'1. Funktion'.J14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45cm" svg:y="0.566cm" chart:style-name="ch2">
          <text:p>Anteil Phase 1 in Prozent</text:p>
        </chart:title>
        <chart:legend svg:x="7.456cm" svg:y="2.314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Q3:MPI.Q8" chart:label-cell-address="MPI.I46:MPI.I46" chart:class="chart:line">
            <chart:data-point chart:repeated="6"/>
          </chart:series>
          <chart:series chart:style-name="ch9" chart:values-cell-range-address="MPI.Q9:MPI.Q14" chart:label-cell-address="MPI.I47:MPI.I47" chart:class="chart:line">
            <chart:data-point chart:repeated="6"/>
          </chart:series>
          <chart:series chart:style-name="ch10" chart:values-cell-range-address="MPI.Q15:MPI.Q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2:'1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6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8cm" svg:y="0.421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8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2:'2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8cm" svg:y="0.4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2:'1. Funktion'.R14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769cm" svg:y="0.595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39:'1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3cm" svg:y="0.766cm" chart:style-name="ch2">
          <text:p>Speedup</text:p>
        </chart:title>
        <chart:legend svg:x="7.412cm" svg:y="6.114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K3:MPI.K8" chart:label-cell-address="MPI.I46:MPI.I46" chart:class="chart:line">
            <chart:data-point chart:repeated="6"/>
          </chart:series>
          <chart:series chart:style-name="ch8" chart:values-cell-range-address="MPI.K9:MPI.K14" chart:label-cell-address="MPI.I47:MPI.I47" chart:class="chart:line">
            <chart:data-point chart:repeated="6"/>
          </chart:series>
          <chart:series chart:style-name="ch9" chart:values-cell-range-address="MPI.K15:MPI.K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15cm" svg:y="0.717cm" chart:style-name="ch2">
          <text:p>Effizienz</text:p>
        </chart:title>
        <chart:legend svg:x="7.488cm" svg:y="2.16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L3:MPI.L8" chart:label-cell-address="MPI.I46:MPI.I46" chart:class="chart:line">
            <chart:data-point chart:repeated="6"/>
          </chart:series>
          <chart:series chart:style-name="ch8" chart:values-cell-range-address="MPI.L9:MPI.L14" chart:label-cell-address="MPI.I47:MPI.I47" chart:class="chart:line">
            <chart:data-point chart:repeated="6"/>
          </chart:series>
          <chart:series chart:style-name="ch9" chart:values-cell-range-address="MPI.L15:MPI.L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3.706cm" svg:y="0.79cm" chart:style-name="ch2">
          <text:p>Kommunikationsanteil in Prozent</text:p>
        </chart:title>
        <chart:legend svg:x="7.354cm" svg:y="5.887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P3:MPI.P8" chart:label-cell-address="MPI.I46:MPI.I46" chart:class="chart:line">
            <chart:data-point chart:repeated="6"/>
          </chart:series>
          <chart:series chart:style-name="ch9" chart:values-cell-range-address="MPI.P9:MPI.P14" chart:label-cell-address="MPI.I47:MPI.I47" chart:class="chart:line">
            <chart:data-point chart:repeated="6"/>
          </chart:series>
          <chart:series chart:style-name="ch10" chart:values-cell-range-address="MPI.P15:MPI.P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